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5eb91e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6ef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8cb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2" office:value-type="string" calcext:value-type="string">
            <text:p>5 Robots</text:p>
          </table:table-cell>
          <table:table-cell table:style-name="ce2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10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table:style-name="ce10"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office:value-type="float" office:value="74.7" calcext:value-type="float">
            <text:p>74.7</text:p>
          </table:table-cell>
          <table:table-cell office:value-type="float" office:value="58.992" calcext:value-type="float">
            <text:p>58.992</text:p>
          </table:table-cell>
          <table:table-cell table:style-name="ce4" office:value-type="float" office:value="46.39" calcext:value-type="float">
            <text:p>46.39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35.27" calcext:value-type="float">
            <text:p>35.27</text:p>
          </table:table-cell>
          <table:table-cell office:value-type="float" office:value="50.629" calcext:value-type="float">
            <text:p>50.629</text:p>
          </table:table-cell>
          <table:table-cell table:style-name="ce5" office:value-type="float" office:value="41.221" calcext:value-type="float">
            <text:p>41.221</text:p>
          </table:table-cell>
          <table:table-cell/>
          <table:table-cell table:style-name="ce5"/>
          <table:table-cell office:value-type="float" office:value="24.343" calcext:value-type="float">
            <text:p>24.343</text:p>
          </table:table-cell>
          <table:table-cell table:style-name="ce5"/>
          <table:table-cell/>
          <table:table-cell table:style-name="ce3"/>
          <table:table-cell table:style-name="ce5" office:value-type="float" office:value="44" calcext:value-type="float">
            <text:p>44</text:p>
          </table:table-cell>
          <table:table-cell office:value-type="float" office:value="120.827" calcext:value-type="float">
            <text:p>120.827</text:p>
          </table:table-cell>
          <table:table-cell table:style-name="ce5" office:value-type="float" office:value="25.513" calcext:value-type="float">
            <text:p>25.513</text:p>
          </table:table-cell>
          <table:table-cell table:number-columns-repeated="6"/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25.513" calcext:value-type="float">
            <text:p>25.513</text:p>
          </table:table-cell>
          <table:table-cell table:number-columns-repeated="99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26.38" calcext:value-type="float">
            <text:p>26.38</text:p>
          </table:table-cell>
          <table:table-cell office:value-type="float" office:value="31.34" calcext:value-type="float">
            <text:p>31.34</text:p>
          </table:table-cell>
          <table:table-cell table:number-columns-repeated="5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office:value-type="float" office:value="88.003" calcext:value-type="float">
            <text:p>88.003</text:p>
          </table:table-cell>
          <table:table-cell office:value-type="float" office:value="66.629" calcext:value-type="float">
            <text:p>66.629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0" calcext:value-type="float">
            <text:p>60</text:p>
          </table:table-cell>
          <table:table-cell office:value-type="float" office:value="44.013" calcext:value-type="float">
            <text:p>44.01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6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.29" calcext:value-type="float">
            <text:p>97.29</text:p>
          </table:table-cell>
          <table:table-cell office:value-type="float" office:value="67.78" calcext:value-type="float">
            <text:p>67.78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8.763" calcext:value-type="float">
            <text:p>68.763</text:p>
          </table:table-cell>
          <table:table-cell office:value-type="float" office:value="46.668" calcext:value-type="float">
            <text:p>46.668</text:p>
          </table:table-cell>
          <table:table-cell table:style-name="ce5"/>
          <table:table-cell office:value-type="float" office:value="70.634" calcext:value-type="float">
            <text:p>70.634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6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993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10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.267" calcext:value-type="float">
            <text:p>50.267</text:p>
          </table:table-cell>
          <table:table-cell office:value-type="float" office:value="39.289" calcext:value-type="float">
            <text:p>39.289</text:p>
          </table:table-cell>
          <table:table-cell office:value-type="float" office:value="47.36" calcext:value-type="float">
            <text:p>47.36</text:p>
          </table:table-cell>
          <table:table-cell table:number-columns-repeated="5"/>
          <table:table-cell table:style-name="ce3"/>
          <table:table-cell office:value-type="float" office:value="48" calcext:value-type="float">
            <text:p>48</text:p>
          </table:table-cell>
          <table:table-cell office:value-type="float" office:value="98.122" calcext:value-type="float">
            <text:p>98.122</text:p>
          </table:table-cell>
          <table:table-cell table:number-columns-repeated="6"/>
          <table:table-cell table:style-name="ce3"/>
          <table:table-cell office:value-type="float" office:value="41.33" calcext:value-type="float">
            <text:p>41.33</text:p>
          </table:table-cell>
          <table:table-cell/>
          <table:table-cell office:value-type="float" office:value="34.45" calcext:value-type="float">
            <text:p>34.45</text:p>
          </table:table-cell>
          <table:table-cell table:number-columns-repeated="6"/>
          <table:table-cell office:value-type="float" office:value="41.33" calcext:value-type="float">
            <text:p>41.33</text:p>
          </table:table-cell>
          <table:table-cell table:number-columns-repeated="99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76.52" calcext:value-type="float">
            <text:p>76.52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table:number-columns-repeated="4"/>
          <table:table-cell table:style-name="ce3"/>
          <table:table-cell office:value-type="float" office:value="52.29" calcext:value-type="float">
            <text:p>52.29</text:p>
          </table:table-cell>
          <table:table-cell/>
          <table:table-cell office:value-type="float" office:value="29.445" calcext:value-type="float">
            <text:p>29.445</text:p>
          </table:table-cell>
          <table:table-cell office:value-type="float" office:value="34.689" calcext:value-type="float">
            <text:p>34.689</text:p>
          </table:table-cell>
          <table:table-cell table:number-columns-repeated="4"/>
          <table:table-cell table:style-name="ce3"/>
          <table:table-cell office:value-type="float" office:value="46.157" calcext:value-type="float">
            <text:p>46.15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.71" calcext:value-type="float">
            <text:p>30.71</text:p>
          </table:table-cell>
          <table:table-cell table:number-columns-repeated="5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table:number-columns-repeated="2"/>
          <table:table-cell table:style-name="ce3"/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table:number-columns-repeated="2"/>
          <table:table-cell table:style-name="ce3"/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table:number-columns-repeated="3"/>
          <table:table-cell table:style-name="ce3"/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999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3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2"/>
          <table:table-cell table:style-name="ce3"/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  <table:table-cell table:style-name="ce3"/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3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2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7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6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76.056" calcext:value-type="float">
            <text:p>76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 office:value-type="float" office:value="52.32" calcext:value-type="float">
            <text:p>52.32</text:p>
          </table:table-cell>
          <table:table-cell office:value-type="float" office:value="62.35" calcext:value-type="float">
            <text:p>62.35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 office:value-type="float" office:value="43.2" calcext:value-type="float">
            <text:p>43.2</text:p>
          </table:table-cell>
          <table:table-cell office:value-type="float" office:value="55.17" calcext:value-type="float">
            <text:p>55.17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office:value-type="float" office:value="32.04" calcext:value-type="float">
            <text:p>32.04</text:p>
          </table:table-cell>
          <table:table-cell office:value-type="float" office:value="42.84" calcext:value-type="float">
            <text:p>42.84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office:value-type="float" office:value="49.72" calcext:value-type="float">
            <text:p>49.72</text:p>
          </table:table-cell>
          <table:table-cell office:value-type="float" office:value="54.03" calcext:value-type="float">
            <text:p>54.0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office:value-type="float" office:value="40.53" calcext:value-type="float">
            <text:p>40.53</text:p>
          </table:table-cell>
          <table:table-cell office:value-type="float" office:value="48.42" calcext:value-type="float">
            <text:p>48.4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4.92" calcext:value-type="float">
            <text:p>34.92</text:p>
          </table:table-cell>
          <table:table-cell office:value-type="float" office:value="41.61" calcext:value-type="float">
            <text:p>41.6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office:value-type="float" office:value="63.86" calcext:value-type="float">
            <text:p>63.86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office:value-type="float" office:value="43.255" calcext:value-type="float">
            <text:p>43.255</text:p>
          </table:table-cell>
          <table:table-cell office:value-type="float" office:value="57.24" calcext:value-type="float">
            <text:p>57.24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office:value-type="float" office:value="38.28" calcext:value-type="float">
            <text:p>38.28</text:p>
          </table:table-cell>
          <table:table-cell office:value-type="float" office:value="50.32" calcext:value-type="float">
            <text:p>50.3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office:value-type="float" office:value="58.2" calcext:value-type="float">
            <text:p>58.2</text:p>
          </table:table-cell>
          <table:table-cell office:value-type="float" office:value="57.72" calcext:value-type="float">
            <text:p>57.7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office:value-type="float" office:value="40.5" calcext:value-type="float">
            <text:p>40.5</text:p>
          </table:table-cell>
          <table:table-cell office:value-type="float" office:value="52.685" calcext:value-type="float">
            <text:p>52.685</text:p>
          </table:table-cell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32" calcext:value-type="float">
            <text:p>32</text:p>
          </table:table-cell>
          <table:table-cell office:value-type="float" office:value="43.145" calcext:value-type="float">
            <text:p>43.14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2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280.28" calcext:value-type="float">
            <text:p>280.28</text:p>
          </table:table-cell>
          <table:table-cell office:value-type="float" office:value="219.45" calcext:value-type="float">
            <text:p>219.45</text:p>
          </table:table-cell>
          <table:table-cell table:style-name="ce4" office:value-type="float" office:value="158.95" calcext:value-type="float">
            <text:p>158.95</text:p>
          </table:table-cell>
          <table:table-cell office:value-type="float" office:value="142.977" calcext:value-type="float">
            <text:p>142.977</text:p>
          </table:table-cell>
          <table:table-cell table:style-name="ce4" office:value-type="float" office:value="140.53" calcext:value-type="float">
            <text:p>140.53</text:p>
          </table:table-cell>
          <table:table-cell office:value-type="float" office:value="64.98" calcext:value-type="float">
            <text:p>64.98</text:p>
          </table:table-cell>
          <table:table-cell table:style-name="ce4" office:value-type="float" office:value="149.14" calcext:value-type="float">
            <text:p>149.14</text:p>
          </table:table-cell>
          <table:table-cell office:value-type="float" office:value="196.9" calcext:value-type="float">
            <text:p>196.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231.18" calcext:value-type="float">
            <text:p>231.18</text:p>
          </table:table-cell>
          <table:table-cell table:style-name="ce6" office:value-type="float" office:value="202.68" calcext:value-type="float">
            <text:p>202.68</text:p>
          </table:table-cell>
          <table:table-cell table:style-name="ce5" office:value-type="float" office:value="149.211" calcext:value-type="float">
            <text:p>149.211</text:p>
          </table:table-cell>
          <table:table-cell office:value-type="float" office:value="121.27" calcext:value-type="float">
            <text:p>121.27</text:p>
          </table:table-cell>
          <table:table-cell table:style-name="ce5" office:value-type="float" office:value="131.41" calcext:value-type="float">
            <text:p>131.41</text:p>
          </table:table-cell>
          <table:table-cell office:value-type="float" office:value="62.06" calcext:value-type="float">
            <text:p>62.06</text:p>
          </table:table-cell>
          <table:table-cell table:style-name="ce5" office:value-type="float" office:value="136.47" calcext:value-type="float">
            <text:p>136.47</text:p>
          </table:table-cell>
          <table:table-cell office:value-type="float" office:value="189.23" calcext:value-type="float">
            <text:p>189.2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24.57" calcext:value-type="float">
            <text:p>224.57</text:p>
          </table:table-cell>
          <table:table-cell office:value-type="float" office:value="181.84" calcext:value-type="float">
            <text:p>181.84</text:p>
          </table:table-cell>
          <table:table-cell table:style-name="ce5" office:value-type="float" office:value="140.86" calcext:value-type="float">
            <text:p>140.86</text:p>
          </table:table-cell>
          <table:table-cell office:value-type="float" office:value="116.71" calcext:value-type="float">
            <text:p>116.71</text:p>
          </table:table-cell>
          <table:table-cell office:value-type="float" office:value="125.93" calcext:value-type="float">
            <text:p>125.93</text:p>
          </table:table-cell>
          <table:table-cell office:value-type="float" office:value="58.192" calcext:value-type="float">
            <text:p>58.192</text:p>
          </table:table-cell>
          <table:table-cell office:value-type="float" office:value="128.57" calcext:value-type="float">
            <text:p>128.57</text:p>
          </table:table-cell>
          <table:table-cell office:value-type="float" office:value="177.43" calcext:value-type="float">
            <text:p>177.4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3.07" calcext:value-type="float">
            <text:p>303.07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office:value-type="float" office:value="49.72" calcext:value-type="float">
            <text:p>49.7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office:value-type="float" office:value="40.53" calcext:value-type="float">
            <text:p>40.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4.92" calcext:value-type="float">
            <text:p>34.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office:value-type="float" office:value="43.255" calcext:value-type="float">
            <text:p>43.25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office:value-type="float" office:value="38.28" calcext:value-type="float">
            <text:p>38.2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office:value-type="float" office:value="58.2" calcext:value-type="float">
            <text:p>58.2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office:value-type="float" office:value="40.5" calcext:value-type="float">
            <text:p>40.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 table:number-rows-repeated="1048472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9-20T22:21:59Z</meta:creation-date>
    <dc:date>2023-10-17T00:47:04.818035656</dc:date>
    <meta:editing-cycles>32</meta:editing-cycles>
    <meta:editing-duration>PT8H2M7S</meta:editing-duration>
    <meta:document-statistic meta:table-count="1" meta:cell-count="645" meta:object-count="0"/>
  </office:meta>
</office:document-meta>
</file>